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font-size="7pt"/>
    </style:style>
    <style:style style:name="T9" style:family="text">
      <style:text-properties fo:color="#000066" style:font-name="Verdana1"/>
    </style:style>
    <style:style style:name="T10" style:family="text">
      <style:text-properties fo:color="#000066" style:font-name="Verdana1" fo:font-weight="bold"/>
    </style:style>
    <style:style style:name="T11" style:family="text">
      <style:text-properties fo:color="#000066" style:font-name="Verdana1" fo:font-size="10pt"/>
    </style:style>
    <style:style style:name="T12" style:family="text">
      <style:text-properties fo:color="#660066" style:font-name="Verdana1" fo:font-size="13.5pt"/>
    </style:style>
    <style:style style:name="T13" style:family="text">
      <style:text-properties fo:color="#660066" style:font-name="Verdana1" fo:font-size="18pt"/>
    </style:style>
    <style:style style:name="T14" style:family="text">
      <style:text-properties fo:color="#660066" style:font-name="Verdana1" fo:font-size="10.5pt"/>
    </style:style>
    <style:style style:name="T15" style:family="text">
      <style:text-properties fo:color="#006666" style:font-name="Verdana1"/>
    </style:style>
    <style:style style:name="T16" style:family="text">
      <style:text-properties fo:color="#006666" style:font-name="Verdana1" fo:font-weight="bold"/>
    </style:style>
    <style:style style:name="T17" style:family="text">
      <style:text-properties fo:color="#006666" style:font-name="Verdana1" fo:font-size="10pt"/>
    </style:style>
    <style:style style:name="T18" style:family="text">
      <style:text-properties fo:color="#006600" style:font-name="Verdana1"/>
    </style:style>
    <style:style style:name="T19" style:family="text">
      <style:text-properties fo:color="#006600" style:font-name="Verdana1" fo:font-weight="bold"/>
    </style:style>
    <style:style style:name="T20" style:family="text">
      <style:text-properties fo:color="#0066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ucchini Cheese Chowder<text:line-break/></text:span><text:span text:style-name="T6">Crystal Miller</text:span><text:line-break/><text:line-break/>6 cups zucchini (or any type of summer squash) cubes (no need to peel, just get rid of the seeds and cut into cubes)<text:line-break/>1 large onion, cut up<text:line-break/>½ cup butter<text:line-break/>6 cups milk<text:line-break/>6 T cornstarch<text:line-break/>4 chicken bouillon cubes<text:line-break/>6 cups cheddar cheese<text:line-break/>Extra milk to thin to desired consistency<text:line-break/><text:line-break/>Sautee zucchini and onion in butter. Mix cornstarch with milk. When vegetables are done cooking add cornstarch/milk and bouillon cubes. Add cheese and cook until mixture thickens. Stir and let it gently boil for about a minute. Salt and pepper to taste. If chowder is too thick you can thin it down with added milk. Taste and readjust seasoning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03:58.76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17" meta:character-count="654"/>
  </office:meta>
</office:document-meta>
</file>